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DDDD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8.069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Porteur carte</text:p>
          </table:table-cell>
          <table:table-cell office:value-type="string" table:style-name="ce2">
            <text:p>DAB</text:p>
          </table:table-cell>
          <table:table-cell office:value-type="string" table:style-name="ce2">
            <text:p>SI Vis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) insertion carte dans dab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) lecture et vérification car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3) demande de saisie co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) saisie du cod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5) vérification code sur car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6) passe nombre essai à 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7) demande autorisation au SI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8) SI visa vérifie l’autorisati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9) le SI renvoie le plafond autorisé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10) demande montant voul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1) saisie le montant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12) vérification montan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13) demande si ticket voul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4) choix ticket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15) le dab rend la car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6) reprend la cart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17) distribution billet et tick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18) prise des bille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enario A1</text:p>
          </table:table-cell>
          <table:table-cell office:value-type="string" table:style-name="ce2">
            <text:p>code erroné 1 ou 2 fois demarre etape 6 et reprend etape 3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1-6)incrementation nombre d’essai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A1-7) indique code erroné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enario A2</text:p>
          </table:table-cell>
          <table:table-cell office:value-type="string" table:style-name="ce2">
            <text:p>montant non valide, demarrage 12 et reprend <text:s/>etape 10</text:p>
          </table:table-cell>
          <table:table-cell table:number-columns-repeated="16382" table:style-name="ce2"/>
        </table:table-row>
        <table:table-row table:style-name="ro1">
          <table:table-cell table:style-name="ce1"/>
          <table:table-cell office:value-type="string" table:style-name="ce1">
            <text:p>A2-12) indique que le montant dépasse le plafon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enario A3</text:p>
          </table:table-cell>
          <table:table-cell office:value-type="string" table:style-name="ce2">
            <text:p>pas de ticker demandé, demarrage 14 jusqu’a fin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1">
            <text:p>A3-14) ticket refusé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A3-15) le dab rend la car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3-16) carte repris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A3-17) distribution bille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3-18) billets pri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enario E1</text:p>
          </table:table-cell>
          <table:table-cell office:value-type="string" table:style-name="ce2">
            <text:p>code erroné 3 fois, etape 6</text:p>
          </table:table-cell>
          <table:table-cell table:number-columns-repeated="16382" table:style-name="ce2"/>
        </table:table-row>
        <table:table-row table:style-name="ro1">
          <table:table-cell table:style-name="ce1"/>
          <table:table-cell office:value-type="string" table:style-name="ce1">
            <text:p>E1-6)le dab avale le vart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1-7)le dab signale <text:s/>au SI VISA la carte avalé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enario E2</text:p>
          </table:table-cell>
          <table:table-cell office:value-type="string" table:style-name="ce2">
            <text:p>retrait non autorisé, etape 9</text:p>
          </table:table-cell>
          <table:table-cell table:number-columns-repeated="16382" table:style-name="ce2"/>
        </table:table-row>
        <table:table-row table:style-name="ro1">
          <table:table-cell table:number-columns-repeated="2" table:style-name="ce1"/>
          <table:table-cell office:value-type="string" table:style-name="ce1">
            <text:p>E2-9) le si ne renvoie pas d’autoris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E2-10) le dab signale au client le refu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2-11) le dab rend la car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2-12) carte repris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enario E3</text:p>
          </table:table-cell>
          <table:table-cell office:value-type="string" table:style-name="ce2">
            <text:p>non reprise de la carte, demarrage etape 16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1">
            <text:p>E3-16) non reprise de la carte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E3-17) le dab avale la cart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enario E4</text:p>
          </table:table-cell>
          <table:table-cell office:value-type="string" table:style-name="ce2">
            <text:p>non prise des billets, démarre etape 18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">
            <text:p>E4-18) billets non repri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E4-19) me dab avale les bille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4-20) le dab annule la transactio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cenario E5</text:p>
          </table:table-cell>
          <table:table-cell office:value-type="string" table:style-name="ce2">
            <text:p>le client annule, ou délai dépassé entre 4 et 13</text:p>
          </table:table-cell>
          <table:table-cell table:number-columns-repeated="16382" table:style-name="ce2"/>
        </table:table-row>
        <table:table-row table:style-name="ro1">
          <table:table-cell table:style-name="ce1"/>
          <table:table-cell office:value-type="string" table:style-name="ce1">
            <text:p>E5-4) le dab signale l’abandon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E5-5) le dab rend la carte</text:p>
          </table:table-cell>
          <table:table-cell table:number-columns-repeated="16382" table:style-name="ce1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tagiaire</dc:creator>
    <meta:creation-date>2019-06-27T12:01:15Z</meta:creation-date>
    <dc:date>2019-07-02T06:45:52Z</dc:date>
    <meta:editing-cycles>1</meta:editing-cycles>
    <meta:editing-duration>PT420S</meta:editing-duration>
  </office:meta>
</office:document-meta>
</file>